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EADME --- VA Pràctica 2</text:p>
      <text:p text:style-name="Preformatted_20_Text"></text:p>
      <text:p text:style-name="Preformatted_20_Text">Una vegada iniciada l'aplicació, es poden divisar, al menú de la dreta, tres pestanyes ben diferenciades: "Main", "Textures" i "Shadows".</text:p>
      <text:p text:style-name="Preformatted_20_Text"></text:p>
      <text:p text:style-name="Preformatted_20_Text"></text:p>
      <text:p text:style-name="Preformatted_20_Text">Per al menú "Main" tenim les següents funcionalitats:</text:p>
      <text:p text:style-name="Preformatted_20_Text"></text:p>
      <text:p text:style-name="Preformatted_20_Text"><text:s text:c="2"/>- Open Model: Permet obrir un nou objecte perque sigui visible a la nostra escena.</text:p>
      <text:p text:style-name="Preformatted_20_Text"></text:p>
      <text:p text:style-name="Preformatted_20_Text"><text:s text:c="2"/>- Delete Model: Permet eliminar un objecte de la nostra escena. Prèviament aquest objecte (o l'escena sencera) ha hagut d'estar seleccionat de la forma que es comenta després.</text:p>
      <text:p text:style-name="Preformatted_20_Text"></text:p>
      <text:p text:style-name="Preformatted_20_Text"><text:s text:c="2"/>- Rendering mode: Permet escollir el mode de pintat entre "Immediate", "Display List" i "Vertex Array". Per defecte tenim "Immediate".</text:p>
      <text:p text:style-name="Preformatted_20_Text"></text:p>
      <text:p text:style-name="Preformatted_20_Text"><text:s text:c="2"/>- Triangles &amp; Quads in the model (K): Ens mostra, en milers, el número de triangles i quads que hi han a l'escena, respectivament. (CREO QUE FALTA POR HACER BIEN)</text:p>
      <text:p text:style-name="Preformatted_20_Text"></text:p>
      <text:p text:style-name="Preformatted_20_Text"><text:s text:c="2"/>- Selection Mode: Permet a l'usuari entrar al mode selecció. Aquest, te diverses opcions:</text:p>
      <text:p text:style-name="Preformatted_20_Text"><text:s text:c="14"/>· Sel·leccionar un sol objecte: Després d'haver activat el mode selecció, només s'haurà de fer click a sobre de l'objecte en questió.</text:p>
      <text:p text:style-name="Preformatted_20_Text"><text:s text:c="14"/>· A més, moure'l: Una vegada sel·leccionat l'objecte, sense deixar de fer click al botó esquerre del ratolí, moure aquest cap a on es desitgi.</text:p>
      <text:p text:style-name="Preformatted_20_Text"><text:s text:c="14"/>. Sel·leccionar tota l'escena: Havent clickat a sobre del Widget a on es veu l'escena, prémer la combinació de tecles "Ctrl + A".</text:p>
      <text:p text:style-name="Preformatted_20_Text"><text:s text:c="14"/>**** Nota: Comentar que quan un objecte estigui sel·leccionat, aquest es veurà d'un color blavenc. ****</text:p>
      <text:p text:style-name="Preformatted_20_Text"></text:p>
      <text:p text:style-name="Preformatted_20_Text"><text:s text:c="2"/>- Movement: L'escena es posa en moviment.</text:p>
      <text:p text:style-name="Preformatted_20_Text"></text:p>
      <text:p text:style-name="Preformatted_20_Text"><text:s text:c="2"/>- Reset Camera: Permet a l'usuari tornar a posar la càmara tal i com se la troba al iniciar l'aplicació.</text:p>
      <text:p text:style-name="Preformatted_20_Text"></text:p>
      <text:p text:style-name="Preformatted_20_Text"><text:s text:c="2"/>- Frames per second: Son els frames per segón actuals de l'escena. Aproximadament cada segón s'actualitza el valor una o dues vegades.</text:p>
      <text:p text:style-name="Preformatted_20_Text"></text:p>
      <text:p text:style-name="Preformatted_20_Text"></text:p>
      <text:p text:style-name="P1">--------------------------------------------------------------------</text:p>
      <text:p text:style-name="Preformatted_20_Text"></text:p>
      <text:p text:style-name="Preformatted_20_Text"></text:p>
      <text:p text:style-name="Preformatted_20_Text">Per al menú "Textures" tenim les següents funcionalitats:</text:p>
      <text:p text:style-name="Preformatted_20_Text"></text:p>
      <text:p text:style-name="Preformatted_20_Text"><text:s text:c="2"/>- Open Texture: Permet sel·leccionar una textura per a l'objecte sel·leccionat o bé per al projector si s'està en aquest mode. (AL ABRIR TEXTURA, QUITAR MODO SELECCIÓN)</text:p>
      <text:p text:style-name="Preformatted_20_Text"></text:p>
      <text:p text:style-name="Preformatted_20_Text"><text:s text:c="2"/>- Horizontal &amp; Vertical texture repeat: Com el seu nom indica, número de vegades que es repeteix la textura tant horitzontalment com verticalment.</text:p>
      <text:p text:style-name="Preformatted_20_Text"></text:p>
      <text:p text:style-name="Preformatted_20_Text"><text:s text:c="2"/>- Select loaded object &amp; projector tex: Permet reutilitzar una textura ja oberta en algún moment anterior.</text:p>
      <text:p text:style-name="Preformatted_20_Text"></text:p>
      <text:p text:style-name="Preformatted_20_Text"><text:s text:c="2"/>- Projective Texture Mode: Permet a l'usuari entrar al mode selecció. En el cas que sigui el primer cop que s'entra en aquest mode, s'haurà de seleccionar una textura. En cas contrari, s'utiliztarà la última textura per a fer la projecció.</text:p>
      <text:p text:style-name="Preformatted_20_Text"></text:p>
      <text:p text:style-name="Preformatted_20_Text"><text:soft-page-break/><text:s text:c="2"/>- Reset projector position: Si s'ha cambiat la posició de la cámara després de fer una projecció, es permet a l'usuari tornar al punt des d'on es va fer aquesta projecció.</text:p>
      <text:p text:style-name="Preformatted_20_Text"></text:p>
      <text:p text:style-name="Preformatted_20_Text"></text:p>
      <text:p text:style-name="P1">--------------------------------------------------------------------</text:p>
      <text:p text:style-name="Preformatted_20_Text"></text:p>
      <text:p text:style-name="Preformatted_20_Text"></text:p>
      <text:p text:style-name="Preformatted_20_Text">Per al menú "Shadows" tenim les següents funcionali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2" meta:paragraph-count="48" meta:word-count="432" meta:character-count="2848"/>
    <dc:date>2010-11-16T18:51:06</dc:date>
    <dc:creator>Roger </dc:creator>
    <meta:generator>OpenOffice.org/3.1$Linux OpenOffice.org_project/310m19$Build-9420</meta:generator>
  </office:meta>
</office:document-meta>
</file>